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08cm" svg:height="3.175cm" svg:x="11.63cm" svg:y="8.885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3.175cm" svg:x="2.74cm" svg:y="13.33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1.905cm" svg:x="2.74cm" svg:y="8.28cm">
          <text:p text:style-name="P1">Abstracción al</text:p>
          <text:p text:style-name="P1">DBMS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175cm" svg:x="3.375cm" svg:y="2.535cm">
          <text:p text:style-name="P1">DBM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2" draw:layer="layout" svg:x1="5.28cm" svg:y1="8.25cm" svg:x2="5.28cm" svg:y2="5.71cm">
          <text:p text:style-name="P3"/>
        </draw:line>
        <draw:line draw:style-name="gr3" draw:text-style-name="P2" draw:layer="layout" svg:x1="5.28cm" svg:y1="13.33cm" svg:x2="5.28cm" svg:y2="10.155cm">
          <text:p text:style-name="P3"/>
        </draw:line>
        <draw:line draw:style-name="gr4" draw:text-style-name="P2" draw:layer="layout" svg:x1="12.265cm" svg:y1="3.805cm" svg:x2="12.265cm" svg:y2="8.885cm">
          <text:p text:style-name="P3"/>
        </draw:line>
        <draw:frame draw:style-name="gr5" draw:layer="layout" svg:width="4.9cm" svg:height="1.195cm" svg:x="8.635cm" svg:y="5.15cm">
          <draw:text-box>
            <text:p text:style-name="P3">1. pedido HTTP</text:p>
          </draw:text-box>
        </draw:frame>
        <draw:line draw:style-name="gr3" draw:text-style-name="P2" draw:layer="layout" svg:x1="12.9cm" svg:y1="12.06cm" svg:x2="7.82cm" svg:y2="15.235cm">
          <text:p text:style-name="P3"/>
        </draw:line>
        <draw:frame draw:style-name="gr5" draw:layer="layout" svg:width="6.052cm" svg:height="1.195cm" svg:x="8.455cm" svg:y="12.695cm">
          <draw:text-box>
            <text:p text:style-name="P3">1.1 procesarPedido </text:p>
          </draw:text-box>
        </draw:frame>
        <draw:custom-shape draw:style-name="gr6" draw:text-style-name="P2" draw:layer="layout" svg:width="3.175cm" svg:height="3.81cm" svg:x="21.65cm" svg:y="13.965cm">
          <text:p text:style-name="P3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3.175cm" svg:height="3.81cm" svg:x="21.251cm" svg:y="13.465cm">
          <text:p text:style-name="P1">.html</text:p>
          <text:p text:style-name="P1">.cs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2" draw:layer="layout" svg:x1="14.805cm" svg:y1="12.06cm" svg:x2="21.155cm" svg:y2="15.87cm">
          <text:p text:style-name="P3"/>
        </draw:line>
        <draw:frame draw:style-name="gr5" draw:layer="layout" svg:width="5.95cm" svg:height="1.195cm" svg:x="15.24cm" svg:y="12.77cm">
          <draw:text-box>
            <text:p text:style-name="P3">1.2 cargar plantillas</text:p>
          </draw:text-box>
        </draw:frame>
        <draw:line draw:style-name="gr3" draw:text-style-name="P2" draw:layer="layout" svg:x1="15.44cm" svg:y1="8.885cm" svg:x2="15.44cm" svg:y2="3.805cm">
          <text:p text:style-name="P3"/>
        </draw:line>
        <draw:frame draw:style-name="gr5" draw:layer="layout" svg:width="6.844cm" svg:height="1.195cm" svg:x="15.235cm" svg:y="5.951cm">
          <draw:text-box>
            <text:p text:style-name="P3">1.4 devolver resultado </text:p>
          </draw:text-box>
        </draw:frame>
        <draw:line draw:style-name="gr8" draw:text-style-name="P2" draw:layer="layout" svg:x1="16.71cm" svg:y1="11.425cm" svg:x2="21.155cm" svg:y2="11.425cm">
          <text:p text:style-name="P3"/>
        </draw:line>
        <draw:line draw:style-name="gr8" draw:text-style-name="P2" draw:layer="layout" svg:x1="21.155cm" svg:y1="9.52cm" svg:x2="21.155cm" svg:y2="11.425cm">
          <text:p text:style-name="P3"/>
        </draw:line>
        <draw:line draw:style-name="gr4" draw:text-style-name="P2" draw:layer="layout" svg:x1="21.155cm" svg:y1="9.52cm" svg:x2="16.71cm" svg:y2="9.52cm">
          <text:p text:style-name="P3"/>
        </draw:line>
        <draw:frame draw:style-name="gr5" draw:layer="layout" svg:width="5.95cm" svg:height="1.195cm" svg:x="17.345cm" svg:y="8.325cm">
          <draw:text-box>
            <text:p text:style-name="P1">1.3 armar resultado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antiago Iturriaga</meta:initial-creator>
    <meta:creation-date>2008-05-28T19:36:17</meta:creation-date>
    <dc:creator>Santiago Iturriaga</dc:creator>
    <dc:date>2008-05-28T19:46:17</dc:date>
    <meta:editing-cycles>2</meta:editing-cycles>
    <meta:editing-duration>PT10M36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